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erif" svg:font-family="'Noto Serif'" style:font-family-generic="roman" style:font-pitch="variable"/>
    <style:font-face style:name="Sorazora" svg:font-family="Sorazora" style:font-family-generic="modern" style:font-pitch="variable"/>
    <style:font-face style:name="Sorazora:cv01" svg:font-family="Sorazora:cv01" style:font-family-generic="modern" style:font-pitch="variable"/>
    <style:font-face style:name="Sorazora:cv02" svg:font-family="Sorazora:cv02" style:font-family-generic="modern" style:font-pitch="variable"/>
    <style:font-face style:name="Sorazora:cv03" svg:font-family="Sorazora:cv03" style:font-family-generic="modern" style:font-pitch="variable"/>
    <style:font-face style:name="Sorazora:lnum" svg:font-family="Sorazora:lnum" style:font-family-generic="modern" style:font-pitch="variable"/>
    <style:font-face style:name="Sorazora:ss01" svg:font-family="Sorazora:ss01" style:font-family-generic="modern" style:font-pitch="variable"/>
    <style:font-face style:name="Sorazora:ss02" svg:font-family="Sorazora:ss02" style:font-family-generic="modern" style:font-pitch="variable"/>
    <style:font-face style:name="Sorazora:ss03" svg:font-family="Sorazora:ss03" style:font-family-generic="modern" style:font-pitch="variable"/>
    <style:font-face style:name="Sorazora:ss04" svg:font-family="Sorazora:ss04" style:font-family-generic="modern" style:font-pitch="variable"/>
    <style:font-face style:name="Sorazora:ss05" svg:font-family="Sorazora:ss05" style:font-family-generic="modern" style:font-pitch="variable"/>
    <style:font-face style:name="Sorazora:ss06" svg:font-family="Sorazora:ss06" style:font-family-generic="modern" style:font-pitch="variable"/>
    <style:font-face style:name="Sorazora:ss07" svg:font-family="Sorazora:ss07" style:font-family-generic="modern" style:font-pitch="variable"/>
    <style:font-face style:name="Sorazora:unic" svg:font-family="Sorazora:unic" style:font-family-generic="modern" style:font-pitch="variable"/>
  </office:font-face-decls>
  <office:automatic-styles>
    <style:style style:name="P1" style:family="paragraph" style:parent-style-name="Standard">
      <style:text-properties style:font-name="Sorazora" fo:font-size="20pt" fo:font-weight="normal" officeooo:rsid="00195909" officeooo:paragraph-rsid="001ab3f8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Sorazora" fo:font-size="20pt" fo:font-weight="normal" officeooo:rsid="00195909" officeooo:paragraph-rsid="001b106f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Sorazora" fo:font-size="20pt" fo:font-weight="normal" officeooo:rsid="00195909" officeooo:paragraph-rsid="001cf1d0" style:font-size-asian="20pt" style:font-weight-asian="normal" style:font-size-complex="20pt" style:font-weight-complex="normal"/>
    </style:style>
    <style:style style:name="P4" style:family="paragraph" style:parent-style-name="Standard">
      <style:text-properties style:font-name="Sorazora" fo:font-size="15pt" fo:font-weight="normal" officeooo:rsid="00195909" officeooo:paragraph-rsid="001b106f" style:font-size-asian="15pt" style:font-weight-asian="normal" style:font-size-complex="15pt" style:font-weight-complex="normal"/>
    </style:style>
    <style:style style:name="P5" style:family="paragraph" style:parent-style-name="Standard">
      <style:text-properties style:font-name="Sorazora:ss01" fo:font-size="20pt" fo:font-weight="normal" officeooo:rsid="00195909" officeooo:paragraph-rsid="001ab3f8" style:font-size-asian="20pt" style:font-weight-asian="normal" style:font-size-complex="20pt" style:font-weight-complex="normal"/>
    </style:style>
    <style:style style:name="P6" style:family="paragraph" style:parent-style-name="Standard">
      <style:text-properties style:font-name="Sorazora:ss02" fo:font-size="20pt" fo:font-weight="normal" officeooo:rsid="00195909" officeooo:paragraph-rsid="001ab3f8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font-name="Sorazora:ss03" fo:font-size="20pt" fo:font-weight="normal" officeooo:rsid="00195909" officeooo:paragraph-rsid="001ab3f8" style:font-size-asian="20pt" style:font-weight-asian="normal" style:font-size-complex="20pt" style:font-weight-complex="normal"/>
    </style:style>
    <style:style style:name="P8" style:family="paragraph" style:parent-style-name="Standard">
      <style:text-properties style:font-name="Sorazora:ss04" fo:font-size="20pt" fo:font-weight="normal" officeooo:rsid="00195909" officeooo:paragraph-rsid="001ab3f8" style:font-size-asian="20pt" style:font-weight-asian="normal" style:font-size-complex="20pt" style:font-weight-complex="normal"/>
    </style:style>
    <style:style style:name="P9" style:family="paragraph" style:parent-style-name="Standard">
      <style:text-properties style:font-name="Sorazora:ss05" fo:font-size="20pt" fo:font-weight="normal" officeooo:rsid="00195909" officeooo:paragraph-rsid="001ab3f8" style:font-size-asian="20pt" style:font-weight-asian="normal" style:font-size-complex="20pt" style:font-weight-complex="normal"/>
    </style:style>
    <style:style style:name="P10" style:family="paragraph" style:parent-style-name="Standard">
      <style:text-properties style:font-name="Sorazora:ss06" fo:font-size="20pt" fo:font-weight="normal" officeooo:rsid="00195909" officeooo:paragraph-rsid="001b106f" style:font-size-asian="20pt" style:font-weight-asian="normal" style:font-size-complex="20pt" style:font-weight-complex="normal"/>
    </style:style>
    <style:style style:name="P11" style:family="paragraph" style:parent-style-name="Standard">
      <style:text-properties style:font-name="Sorazora:ss07" fo:font-size="20pt" fo:font-weight="normal" officeooo:rsid="00195909" officeooo:paragraph-rsid="001b106f" style:font-size-asian="20pt" style:font-weight-asian="normal" style:font-size-complex="20pt" style:font-weight-complex="normal"/>
    </style:style>
    <style:style style:name="P12" style:family="paragraph" style:parent-style-name="Standard">
      <style:text-properties style:font-name="Noto Serif" fo:font-size="25pt" fo:font-weight="bold" officeooo:rsid="001ab3f8" officeooo:paragraph-rsid="001ab3f8" style:font-size-asian="25pt" style:font-weight-asian="bold" style:font-size-complex="25pt" style:font-weight-complex="bold"/>
    </style:style>
    <style:style style:name="P13" style:family="paragraph" style:parent-style-name="Standard">
      <style:text-properties style:font-name="Noto Serif" fo:font-size="15pt" fo:font-weight="normal" officeooo:rsid="001ab3f8" officeooo:paragraph-rsid="001ab3f8" style:font-size-asian="15pt" style:font-weight-asian="normal" style:font-size-complex="15pt" style:font-weight-complex="normal"/>
    </style:style>
    <style:style style:name="P14" style:family="paragraph" style:parent-style-name="Standard">
      <style:text-properties style:font-name="Noto Serif" fo:font-size="15pt" fo:font-weight="normal" officeooo:rsid="001ab3f8" officeooo:paragraph-rsid="001cf1d0" style:font-size-asian="15pt" style:font-weight-asian="normal" style:font-size-complex="15pt" style:font-weight-complex="normal"/>
    </style:style>
    <style:style style:name="T1" style:family="text">
      <style:text-properties officeooo:rsid="001ab3f8"/>
    </style:style>
    <style:style style:name="T2" style:family="text">
      <style:text-properties style:font-name="Noto Serif" officeooo:rsid="001ab3f8"/>
    </style:style>
    <style:style style:name="T3" style:family="text">
      <style:text-properties style:font-name="Noto Serif" fo:font-size="15pt" style:font-size-asian="15pt" style:font-size-complex="15pt"/>
    </style:style>
    <style:style style:name="T4" style:family="text">
      <style:text-properties style:font-name="Noto Serif" fo:font-size="15pt" officeooo:rsid="001ab3f8" style:font-size-asian="15pt" style:font-size-complex="15pt"/>
    </style:style>
    <style:style style:name="T5" style:family="text">
      <style:text-properties style:font-name="Noto Serif" fo:font-size="15pt" officeooo:rsid="001b106f" style:font-size-asian="15pt" style:font-size-complex="15pt"/>
    </style:style>
    <style:style style:name="T6" style:family="text">
      <style:text-properties style:font-name="Noto Serif" officeooo:rsid="001b106f"/>
    </style:style>
    <style:style style:name="T7" style:family="text">
      <style:text-properties style:font-name="Sorazora:unic"/>
    </style:style>
    <style:style style:name="T8" style:family="text">
      <style:text-properties style:font-name="Sorazora:unic" officeooo:rsid="001ab3f8"/>
    </style:style>
    <style:style style:name="T9" style:family="text">
      <style:text-properties style:font-name="Sorazora:unic" officeooo:rsid="001b106f"/>
    </style:style>
    <style:style style:name="T10" style:family="text">
      <style:text-properties officeooo:rsid="001b106f"/>
    </style:style>
    <style:style style:name="T11" style:family="text">
      <style:text-properties style:font-name="Sorazora:cv01"/>
    </style:style>
    <style:style style:name="T12" style:family="text">
      <style:text-properties style:font-name="Sorazora:cv01" officeooo:rsid="001ab3f8"/>
    </style:style>
    <style:style style:name="T13" style:family="text">
      <style:text-properties style:font-name="Sorazora:cv01" officeooo:rsid="001b106f"/>
    </style:style>
    <style:style style:name="T14" style:family="text">
      <style:text-properties style:font-name="Sorazora:cv02" officeooo:rsid="001ab3f8"/>
    </style:style>
    <style:style style:name="T15" style:family="text">
      <style:text-properties style:font-name="Sorazora:cv02" officeooo:rsid="001b106f"/>
    </style:style>
    <style:style style:name="T16" style:family="text">
      <style:text-properties style:font-name="Sorazora:cv03" officeooo:rsid="001ab3f8"/>
    </style:style>
    <style:style style:name="T17" style:family="text">
      <style:text-properties style:font-name="Sorazora:cv03" officeooo:rsid="001b106f"/>
    </style:style>
    <style:style style:name="T18" style:family="text">
      <style:text-properties officeooo:rsid="001cf1d0"/>
    </style:style>
    <style:style style:name="T19" style:family="text">
      <style:text-properties style:font-name="Sorazora:lnum" officeooo:rsid="001ab3f8"/>
    </style:style>
    <style:style style:name="T20" style:family="text">
      <style:text-properties style:font-name="Sorazora:lnum" officeooo:rsid="001b106f"/>
    </style:style>
    <style:style style:name="T21" style:family="text">
      <style:text-properties officeooo:rsid="001cf3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est of <text:span text:style-name="T10">discretionary features</text:span> in Sorazora Serif <text:span text:style-name="T10">W4 (Regular)</text:span></text:p>
      <text:p text:style-name="P4"><text:span text:style-name="T6">Input text</text:span><text:span text:style-name="T2">:</text:span></text:p>
      <text:p text:style-name="P2"><text:span text:style-name="T2"><text:tab/></text:span><text:span text:style-name="T3">...</text:span><text:span text:style-name="T4">HARBINGER</text:span><text:span text:style-name="T3">, </text:span><text:span text:style-name="T4">these are</text:span><text:span text:style-name="T3"> 1,234 </text:span><text:span text:style-name="T4">spells</text:span><text:span text:style-name="T3">. KK let’s go, </text:span><text:span text:style-name="T5">&amp;</text:span><text:span text:style-name="T3"> </text:span><text:span text:style-name="T4">123.</text:span></text:p>
      <text:p text:style-name="P13">No discretionary features:</text:p>
      <text:p text:style-name="P1"><text:span text:style-name="T2"><text:tab/></text:span>...<text:span text:style-name="T1">HARBINGER</text:span>, <text:span text:style-name="T1">these are</text:span> 1,234 <text:span text:style-name="T1">spells</text:span>. KK let’s go, <text:span text:style-name="T10">&amp; </text:span><text:span text:style-name="T1">123.</text:span></text:p>
      <text:p text:style-name="P13">unic:</text:p>
      <text:p text:style-name="P1"><text:span text:style-name="T2"><text:tab/></text:span><text:span text:style-name="T7">...</text:span><text:span text:style-name="T8">HARBINGER</text:span><text:span text:style-name="T7">, </text:span><text:span text:style-name="T8">these are</text:span><text:span text:style-name="T7"> 1,234 </text:span><text:span text:style-name="T8">spells</text:span><text:span text:style-name="T7">. KK let’s go, </text:span><text:span text:style-name="T9">&amp;</text:span><text:span text:style-name="T7"> </text:span><text:span text:style-name="T8">123.</text:span></text:p>
      <text:p text:style-name="P14"><text:span text:style-name="T18">lnum</text:span>:</text:p>
      <text:p text:style-name="P3"><text:span text:style-name="T2"><text:tab/></text:span><text:span text:style-name="T19">...HARBINGER, these are 1,234 spells. KK let’s go, </text:span><text:span text:style-name="T20">&amp;</text:span><text:span text:style-name="T19"> 123.</text:span></text:p>
      <text:p text:style-name="P13">ss01 (Isolate forms only):</text:p>
      <text:p text:style-name="P5"><text:tab/>...<text:span text:style-name="T1">HARBINGER</text:span>, <text:span text:style-name="T1">these are</text:span> 1,234 <text:span text:style-name="T1">spells</text:span>. KK let’s go, <text:span text:style-name="T10">&amp;</text:span> <text:span text:style-name="T1">123.</text:span></text:p>
      <text:p text:style-name="P13">ss02 (Force ideographic comma):</text:p>
      <text:p text:style-name="P6"><text:span text:style-name="T4"><text:tab/></text:span>...<text:span text:style-name="T1">HARBINGER</text:span>, <text:span text:style-name="T1">these are</text:span> 1,234 <text:span text:style-name="T1">spells</text:span>. KK let’s go, <text:span text:style-name="T10">&amp;</text:span> <text:span text:style-name="T1">123.</text:span></text:p>
      <text:p text:style-name="P13">ss03 (Force dot period):</text:p>
      <text:p text:style-name="P7"><text:span text:style-name="T4"><text:tab/></text:span>...<text:span text:style-name="T1">HARBINGER</text:span>, <text:span text:style-name="T1">these are</text:span> 1,234 <text:span text:style-name="T1">spells</text:span>. KK let’s go, <text:span text:style-name="T10">&amp; </text:span><text:span text:style-name="T1">123.</text:span></text:p>
      <text:p text:style-name="P13">ss04 (Keep default punctuation):</text:p>
      <text:p text:style-name="P8"><text:span text:style-name="T4"><text:tab/></text:span>...<text:span text:style-name="T1">HARBINGER</text:span>, <text:span text:style-name="T1">these are</text:span> 1,234 <text:span text:style-name="T1">spells</text:span>. KK let’s go, <text:span text:style-name="T10">&amp;</text:span> <text:span text:style-name="T1">123.</text:span></text:p>
      <text:p text:style-name="P13">ss05 (Force all Xymyric punctuation):</text:p>
      <text:p text:style-name="P9"><text:span text:style-name="T4"><text:tab/></text:span>...<text:span text:style-name="T1">HARBINGER</text:span>, <text:span text:style-name="T1">these are</text:span> 1,234 <text:span text:style-name="T1">spells</text:span>. KK let’s go, <text:span text:style-name="T10">&amp;</text:span> <text:span text:style-name="T1">123.</text:span></text:p>
      <text:p text:style-name="P13">ss06 (Force traditional Xymyric figures):</text:p>
      <text:p text:style-name="P10"><text:span text:style-name="T4"><text:tab/></text:span>...<text:span text:style-name="T1">HARBINGER</text:span>, <text:span text:style-name="T1">these are</text:span> 1,234 <text:span text:style-name="T1">spells</text:span>. KK let’s go, <text:span text:style-name="T10">&amp;</text:span> <text:span text:style-name="T1">123.</text:span></text:p>
      <text:p text:style-name="P13">ss07 (Enable ligature of double isolate K):</text:p>
      <text:p text:style-name="P11"><text:span text:style-name="T4"><text:tab/></text:span>...<text:span text:style-name="T1">HARBINGER</text:span>, <text:span text:style-name="T1">these are</text:span> 1,234 <text:span text:style-name="T1">spells</text:span>. KK let’s go, <text:span text:style-name="T10">&amp;</text:span> <text:span text:style-name="T1">123.</text:span></text:p>
      <text:p text:style-name="P11"><text:span text:style-name="T5">cv01</text:span><text:span text:style-name="T4"> (</text:span><text:span text:style-name="T5">Force traditional print ampersand</text:span><text:span text:style-name="T4">):</text:span></text:p>
      <text:p text:style-name="P11"><text:span text:style-name="T4"><text:tab/></text:span><text:span text:style-name="T11">...</text:span><text:span text:style-name="T12">HARBINGER</text:span><text:span text:style-name="T11">, </text:span><text:span text:style-name="T12">these are</text:span><text:span text:style-name="T11"> 1,234 </text:span><text:span text:style-name="T12">spells</text:span><text:span text:style-name="T11">. KK let’s go, </text:span><text:span text:style-name="T13">&amp;</text:span><text:span text:style-name="T11"> </text:span><text:span text:style-name="T12">123.</text:span></text:p>
      <text:p text:style-name="P11"><text:span text:style-name="T5">cv02</text:span><text:span text:style-name="T4"> (</text:span><text:span text:style-name="T5">Force traditional cursive ampersand</text:span><text:span text:style-name="T4">):</text:span></text:p>
      <text:p text:style-name="P11"><text:span text:style-name="T4"><text:tab/></text:span><text:span text:style-name="T14">...HARBINGER, these are 1,234 spells. KK let’s go, </text:span><text:span text:style-name="T15">&amp;</text:span><text:span text:style-name="T14"> 123.</text:span></text:p>
      <text:p text:style-name="P11"><text:span text:style-name="T5">cv03</text:span><text:span text:style-name="T4"> (</text:span><text:span text:style-name="T5">Force latin ampersand</text:span><text:span text:style-name="T4">):</text:span></text:p>
      <text:p text:style-name="P11"><text:span text:style-name="T4"><text:tab/></text:span><text:span text:style-name="T16">...HARBINGER, these are 1,234 spells. KK let’s go, </text:span><text:span text:style-name="T17">&amp;</text:span><text:span text:style-name="T16"> 123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erif" svg:font-family="'Noto Serif'" style:font-family-generic="roman" style:font-pitch="variable"/>
    <style:font-face style:name="Sorazora" svg:font-family="Sorazora" style:font-family-generic="modern" style:font-pitch="variable"/>
    <style:font-face style:name="Sorazora:cv01" svg:font-family="Sorazora:cv01" style:font-family-generic="modern" style:font-pitch="variable"/>
    <style:font-face style:name="Sorazora:cv02" svg:font-family="Sorazora:cv02" style:font-family-generic="modern" style:font-pitch="variable"/>
    <style:font-face style:name="Sorazora:cv03" svg:font-family="Sorazora:cv03" style:font-family-generic="modern" style:font-pitch="variable"/>
    <style:font-face style:name="Sorazora:lnum" svg:font-family="Sorazora:lnum" style:font-family-generic="modern" style:font-pitch="variable"/>
    <style:font-face style:name="Sorazora:ss01" svg:font-family="Sorazora:ss01" style:font-family-generic="modern" style:font-pitch="variable"/>
    <style:font-face style:name="Sorazora:ss02" svg:font-family="Sorazora:ss02" style:font-family-generic="modern" style:font-pitch="variable"/>
    <style:font-face style:name="Sorazora:ss03" svg:font-family="Sorazora:ss03" style:font-family-generic="modern" style:font-pitch="variable"/>
    <style:font-face style:name="Sorazora:ss04" svg:font-family="Sorazora:ss04" style:font-family-generic="modern" style:font-pitch="variable"/>
    <style:font-face style:name="Sorazora:ss05" svg:font-family="Sorazora:ss05" style:font-family-generic="modern" style:font-pitch="variable"/>
    <style:font-face style:name="Sorazora:ss06" svg:font-family="Sorazora:ss06" style:font-family-generic="modern" style:font-pitch="variable"/>
    <style:font-face style:name="Sorazora:ss07" svg:font-family="Sorazora:ss07" style:font-family-generic="modern" style:font-pitch="variable"/>
    <style:font-face style:name="Sorazora:unic" svg:font-family="Sorazora:unic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SimSun" style:font-family-asian="NSimSun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9T12:15:04.016000000</meta:creation-date>
    <dc:date>2023-01-29T20:38:51.245000000</dc:date>
    <meta:editing-duration>PT30M15S</meta:editing-duration>
    <meta:editing-cycles>3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29" meta:word-count="203" meta:character-count="1267" meta:non-whitespace-character-count="1079"/>
  </office:meta>
</office:document-meta>
</file>